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dff5" officeooo:paragraph-rsid="0017dff5"/>
    </style:style>
    <style:style style:name="P2" style:family="paragraph" style:parent-style-name="Standard">
      <style:paragraph-properties fo:text-align="start" style:justify-single-word="false"/>
      <style:text-properties officeooo:rsid="0017dff5" officeooo:paragraph-rsid="0017d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cs50</text:p>
      <text:p text:style-name="P1"/>
      <text:p text:style-name="P2">HTML/CS50</text:p>
      <text:p text:style-name="P2"/>
      <text:p text:style-name="P2"><text:a xlink:type="simple" xlink:href="https://www.w3schools.com/cssref/css_selectors.asp" text:style-name="Internet_20_link" text:visited-style-name="Visited_20_Internet_20_Link">https://www.w3schools.com/cssref/css_selectors.as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07:38:56.155561277</meta:creation-date>
    <meta:generator>LibreOffice/6.0.6.1$Linux_X86_64 LibreOffice_project/00$Build-1</meta:generator>
    <dc:date>2020-06-20T07:50:19.140764143</dc:date>
    <meta:editing-duration>PT11M27S</meta:editing-duration>
    <meta:editing-cycles>1</meta:editing-cycles>
    <meta:document-statistic meta:table-count="0" meta:image-count="0" meta:object-count="0" meta:page-count="1" meta:paragraph-count="3" meta:word-count="4" meta:character-count="72" meta:non-whitespace-character-count="71"/>
  </office:meta>
</office:document-meta>
</file>